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ira Code Retina" svg:font-family="'Fira Code Retin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6.9354in" fo:margin-left="0.0083in" table:align="left"/>
    </style:style>
    <style:style style:name="Table3.A" style:family="table-column">
      <style:table-column-properties style:column-width="1.3764in"/>
    </style:style>
    <style:style style:name="Table3.B" style:family="table-column">
      <style:table-column-properties style:column-width="1.3868in"/>
    </style:style>
    <style:style style:name="Table3.D" style:family="table-column">
      <style:table-column-properties style:column-width="1.3875in"/>
    </style:style>
    <style:style style:name="Table3.E" style:family="table-column">
      <style:table-column-properties style:column-width="1.408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1" style:family="table">
      <style:table-properties style:width="6.9354in" fo:margin-left="0.0083in" table:align="left"/>
    </style:style>
    <style:style style:name="Table1.A" style:family="table-column">
      <style:table-column-properties style:column-width="1.3764in"/>
    </style:style>
    <style:style style:name="Table1.B" style:family="table-column">
      <style:table-column-properties style:column-width="1.3868in"/>
    </style:style>
    <style:style style:name="Table1.D" style:family="table-column">
      <style:table-column-properties style:column-width="1.3875in"/>
    </style:style>
    <style:style style:name="Table1.E" style:family="table-column">
      <style:table-column-properties style:column-width="1.4083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354in" fo:margin-left="0.0083in" table:align="left"/>
    </style:style>
    <style:style style:name="Table2.A" style:family="table-column">
      <style:table-column-properties style:column-width="1.3764in"/>
    </style:style>
    <style:style style:name="Table2.B" style:family="table-column">
      <style:table-column-properties style:column-width="1.3868in"/>
    </style:style>
    <style:style style:name="Table2.D" style:family="table-column">
      <style:table-column-properties style:column-width="1.3875in"/>
    </style:style>
    <style:style style:name="Table2.E" style:family="table-column">
      <style:table-column-properties style:column-width="1.408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4" style:family="table">
      <style:table-properties style:width="6.9354in" fo:margin-left="0.0083in" table:align="left"/>
    </style:style>
    <style:style style:name="Table4.A" style:family="table-column">
      <style:table-column-properties style:column-width="1.3764in"/>
    </style:style>
    <style:style style:name="Table4.B" style:family="table-column">
      <style:table-column-properties style:column-width="1.3868in"/>
    </style:style>
    <style:style style:name="Table4.D" style:family="table-column">
      <style:table-column-properties style:column-width="1.3875in"/>
    </style:style>
    <style:style style:name="Table4.E" style:family="table-column">
      <style:table-column-properties style:column-width="1.408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9354in" fo:margin-left="0.0083in" table:align="left"/>
    </style:style>
    <style:style style:name="Table5.A" style:family="table-column">
      <style:table-column-properties style:column-width="1.3764in"/>
    </style:style>
    <style:style style:name="Table5.B" style:family="table-column">
      <style:table-column-properties style:column-width="1.3868in"/>
    </style:style>
    <style:style style:name="Table5.D" style:family="table-column">
      <style:table-column-properties style:column-width="1.3875in"/>
    </style:style>
    <style:style style:name="Table5.E" style:family="table-column">
      <style:table-column-properties style:column-width="1.408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249ad7" officeooo:paragraph-rsid="0000839f" style:font-weight-asian="bold" style:font-weight-complex="bold"/>
    </style:style>
    <style:style style:name="P2" style:family="paragraph" style:parent-style-name="Standard">
      <style:paragraph-properties fo:text-align="center" style:justify-single-word="false"/>
      <style:text-properties fo:font-weight="bold" officeooo:rsid="00249ad7" officeooo:paragraph-rsid="00034b5f" style:font-weight-asian="bold" style:font-weight-complex="bold"/>
    </style:style>
    <style:style style:name="P3" style:family="paragraph" style:parent-style-name="Standard">
      <style:paragraph-properties fo:text-align="center" style:justify-single-word="false"/>
      <style:text-properties fo:font-weight="bold" officeooo:rsid="002aad87" officeooo:paragraph-rsid="0000839f" style:font-weight-asian="bold" style:font-weight-complex="bold"/>
    </style:style>
    <style:style style:name="P4" style:family="paragraph" style:parent-style-name="Standard">
      <style:text-properties fo:font-weight="bold" officeooo:rsid="002aad87" officeooo:paragraph-rsid="0000839f" style:font-weight-asian="bold" style:font-weight-complex="bold"/>
    </style:style>
    <style:style style:name="P5" style:family="paragraph" style:parent-style-name="Standard">
      <style:paragraph-properties fo:text-align="center" style:justify-single-word="false"/>
      <style:text-properties fo:font-weight="bold" officeooo:rsid="001c01d7" officeooo:paragraph-rsid="0000839f" style:font-weight-asian="bold" style:font-weight-complex="bold"/>
    </style:style>
    <style:style style:name="P6" style:family="paragraph" style:parent-style-name="Standard">
      <style:paragraph-properties fo:text-align="center" style:justify-single-word="false"/>
      <style:text-properties fo:font-weight="bold" officeooo:rsid="003162e4" officeooo:paragraph-rsid="0000839f" style:font-weight-asian="bold" style:font-weight-complex="bold"/>
    </style:style>
    <style:style style:name="P7" style:family="paragraph" style:parent-style-name="Standard">
      <style:paragraph-properties fo:text-align="center" style:justify-single-word="false"/>
      <style:text-properties fo:font-weight="bold" officeooo:rsid="0008ede3" officeooo:paragraph-rsid="0008ede3" style:font-weight-asian="bold" style:font-weight-complex="bold"/>
    </style:style>
    <style:style style:name="P8" style:family="paragraph" style:parent-style-name="Standard">
      <style:text-properties officeooo:rsid="00140b38" officeooo:paragraph-rsid="0000839f"/>
    </style:style>
    <style:style style:name="P9" style:family="paragraph" style:parent-style-name="Standard">
      <style:paragraph-properties fo:text-align="center" style:justify-single-word="false"/>
      <style:text-properties fo:font-style="italic" style:text-underline-style="none" officeooo:rsid="00324eab" officeooo:paragraph-rsid="0000839f" style:font-style-asian="italic" style:font-style-complex="italic"/>
    </style:style>
    <style:style style:name="P10" style:family="paragraph" style:parent-style-name="Standard">
      <style:text-properties fo:font-style="italic" style:text-underline-style="none" officeooo:rsid="00324eab" officeooo:paragraph-rsid="0000839f" style:font-style-asian="italic" style:font-style-complex="italic"/>
    </style:style>
    <style:style style:name="P11" style:family="paragraph" style:parent-style-name="Standard">
      <style:text-properties fo:font-style="italic" officeooo:rsid="0034bbd2" officeooo:paragraph-rsid="0000839f" style:font-style-asian="italic" style:font-style-complex="italic"/>
    </style:style>
    <style:style style:name="P12" style:family="paragraph" style:parent-style-name="Standard">
      <style:text-properties fo:font-style="italic" officeooo:rsid="00018443" officeooo:paragraph-rsid="00018443" style:font-style-asian="italic" style:font-style-complex="italic"/>
    </style:style>
    <style:style style:name="P13" style:family="paragraph" style:parent-style-name="Standard">
      <style:text-properties fo:font-style="italic" officeooo:rsid="00034b5f" officeooo:paragraph-rsid="00034b5f" style:font-style-asian="italic" style:font-style-complex="italic"/>
    </style:style>
    <style:style style:name="P14" style:family="paragraph" style:parent-style-name="Standard">
      <style:text-properties officeooo:rsid="001cd2c4" officeooo:paragraph-rsid="0000839f"/>
    </style:style>
    <style:style style:name="P15" style:family="paragraph" style:parent-style-name="Standard">
      <style:text-properties officeooo:paragraph-rsid="0000839f"/>
    </style:style>
    <style:style style:name="P16" style:family="paragraph" style:parent-style-name="Standard">
      <style:text-properties officeooo:paragraph-rsid="00018443"/>
    </style:style>
    <style:style style:name="P17" style:family="paragraph" style:parent-style-name="Standard">
      <style:text-properties officeooo:paragraph-rsid="00034b5f"/>
    </style:style>
    <style:style style:name="P18" style:family="paragraph" style:parent-style-name="Standard">
      <style:text-properties officeooo:rsid="0003c4eb" officeooo:paragraph-rsid="0003c4eb"/>
    </style:style>
    <style:style style:name="P19" style:family="paragraph" style:parent-style-name="Standard">
      <style:text-properties fo:color="#000000" fo:font-size="10pt" officeooo:rsid="0044891e" officeooo:paragraph-rsid="0000839f" style:font-size-asian="10pt" style:font-size-complex="10pt"/>
    </style:style>
    <style:style style:name="P20" style:family="paragraph" style:parent-style-name="Standard">
      <style:text-properties fo:color="#000000" officeooo:rsid="0044891e" officeooo:paragraph-rsid="00018443"/>
    </style:style>
    <style:style style:name="P21" style:family="paragraph" style:parent-style-name="Standard">
      <style:text-properties fo:color="#000000" officeooo:rsid="0044891e" officeooo:paragraph-rsid="00034b5f"/>
    </style:style>
    <style:style style:name="P22" style:family="paragraph" style:parent-style-name="Standard">
      <style:text-properties fo:color="#000000" officeooo:rsid="0044891e" officeooo:paragraph-rsid="00049e39"/>
    </style:style>
    <style:style style:name="P23" style:family="paragraph" style:parent-style-name="Standard">
      <style:text-properties officeooo:rsid="0005ca04" officeooo:paragraph-rsid="0005ca04"/>
    </style:style>
    <style:style style:name="P24" style:family="paragraph" style:parent-style-name="Standard">
      <style:text-properties officeooo:rsid="00078cf4" officeooo:paragraph-rsid="00078cf4"/>
    </style:style>
    <style:style style:name="P25" style:family="paragraph" style:parent-style-name="Standard">
      <style:paragraph-properties fo:text-align="start" style:justify-single-word="false"/>
      <style:text-properties fo:font-weight="normal" officeooo:rsid="0008ede3" officeooo:paragraph-rsid="0008ede3" style:font-weight-asian="normal" style:font-weight-complex="normal"/>
    </style:style>
    <style:style style:name="P26" style:family="paragraph" style:parent-style-name="Table_20_Contents">
      <style:text-properties fo:font-weight="bold" officeooo:rsid="00101e08" officeooo:paragraph-rsid="0000839f" style:font-weight-asian="bold" style:font-weight-complex="bold"/>
    </style:style>
    <style:style style:name="P27" style:family="paragraph" style:parent-style-name="Table_20_Contents">
      <style:text-properties fo:font-weight="bold" officeooo:rsid="00101e08" officeooo:paragraph-rsid="00018443" style:font-weight-asian="bold" style:font-weight-complex="bold"/>
    </style:style>
    <style:style style:name="P28" style:family="paragraph" style:parent-style-name="Table_20_Contents">
      <style:text-properties fo:font-weight="bold" officeooo:rsid="00101e08" officeooo:paragraph-rsid="00034b5f" style:font-weight-asian="bold" style:font-weight-complex="bold"/>
    </style:style>
    <style:style style:name="P29" style:family="paragraph" style:parent-style-name="Table_20_Contents">
      <style:text-properties officeooo:rsid="00439526" officeooo:paragraph-rsid="00018443"/>
    </style:style>
    <style:style style:name="P30" style:family="paragraph" style:parent-style-name="Table_20_Contents">
      <style:text-properties officeooo:rsid="00439526" officeooo:paragraph-rsid="00034b5f"/>
    </style:style>
    <style:style style:name="P31" style:family="paragraph" style:parent-style-name="Table_20_Contents">
      <style:text-properties officeooo:rsid="0044891e" officeooo:paragraph-rsid="00018443"/>
    </style:style>
    <style:style style:name="P32" style:family="paragraph" style:parent-style-name="Table_20_Contents">
      <style:text-properties officeooo:rsid="0044891e" officeooo:paragraph-rsid="00034b5f"/>
    </style:style>
    <style:style style:name="P33" style:family="paragraph" style:parent-style-name="Table_20_Contents">
      <style:text-properties officeooo:rsid="00018443" officeooo:paragraph-rsid="00018443"/>
    </style:style>
    <style:style style:name="P34" style:family="paragraph" style:parent-style-name="Table_20_Contents">
      <style:text-properties officeooo:rsid="00034b5f" officeooo:paragraph-rsid="00034b5f"/>
    </style:style>
    <style:style style:name="P35" style:family="paragraph" style:parent-style-name="Table_20_Contents">
      <style:text-properties officeooo:rsid="0003c4eb" officeooo:paragraph-rsid="0003c4eb"/>
    </style:style>
    <style:style style:name="P36" style:family="paragraph" style:parent-style-name="Table_20_Contents">
      <style:text-properties officeooo:rsid="0003eb14" officeooo:paragraph-rsid="0003eb14"/>
    </style:style>
    <style:style style:name="P37" style:family="paragraph" style:parent-style-name="Table_20_Contents">
      <style:text-properties officeooo:rsid="00049e39" officeooo:paragraph-rsid="00049e39"/>
    </style:style>
    <style:style style:name="P38" style:family="paragraph" style:parent-style-name="Table_20_Contents">
      <style:text-properties officeooo:rsid="000597c7" officeooo:paragraph-rsid="000597c7"/>
    </style:style>
    <style:style style:name="T1" style:family="text">
      <style:text-properties officeooo:rsid="004b1d41"/>
    </style:style>
    <style:style style:name="T2" style:family="text">
      <style:text-properties style:font-name="Fira Code Retina" fo:font-style="normal" fo:font-weight="normal" style:font-style-asian="normal" style:font-weight-asian="normal"/>
    </style:style>
    <style:style style:name="T3" style:family="text">
      <style:text-properties style:font-name="Fira Code Retina" fo:font-style="normal" fo:font-weight="normal" style:font-style-asian="normal" style:font-weight-asian="normal"/>
    </style:style>
    <style:style style:name="T4" style:family="text">
      <style:text-properties style:font-name="Fira Code Retina" fo:font-style="normal" fo:font-weight="normal" style:font-style-asian="normal" style:font-weight-asian="normal"/>
    </style:style>
    <style:style style:name="T5" style:family="text">
      <style:text-properties style:font-name="Fira Code Retina" fo:font-style="normal" fo:font-weight="normal" style:font-style-asian="normal" style:font-weight-asian="normal"/>
    </style:style>
    <style:style style:name="T6" style:family="text">
      <style:text-properties style:font-name="Fira Code Retina" fo:font-size="9pt" fo:font-style="normal" fo:font-weight="normal" style:font-size-asian="9pt" style:font-style-asian="normal" style:font-weight-asian="normal"/>
    </style:style>
    <style:style style:name="T7" style:family="text">
      <style:text-properties style:font-name="Fira Code Retina" fo:font-size="9pt" fo:font-style="normal" fo:font-weight="normal" style:font-size-asian="9pt" style:font-style-asian="normal" style:font-weight-asian="normal"/>
    </style:style>
    <style:style style:name="T8" style:family="text">
      <style:text-properties style:font-name="Fira Code Retina" fo:font-size="9pt" fo:font-style="normal" fo:font-weight="normal" style:font-size-asian="9pt" style:font-style-asian="normal" style:font-weight-asian="normal"/>
    </style:style>
    <style:style style:name="T9" style:family="text">
      <style:text-properties style:font-name="Fira Code Retina" fo:font-size="9pt" fo:font-style="normal" fo:font-weight="normal" style:font-size-asian="9pt" style:font-style-asian="normal" style:font-weight-asian="normal"/>
    </style:style>
    <style:style style:name="T10" style:family="text">
      <style:text-properties style:font-name="Fira Code Retina" fo:font-size="9pt" fo:font-style="normal" fo:font-weight="normal" style:font-size-asian="9pt" style:font-style-asian="normal" style:font-weight-asian="normal"/>
    </style:style>
    <style:style style:name="T11" style:family="text">
      <style:text-properties style:font-name="Fira Code Retina" fo:font-size="9pt" fo:font-style="normal" fo:font-weight="normal" style:font-size-asian="9pt" style:font-style-asian="normal" style:font-weight-asian="normal"/>
    </style:style>
    <style:style style:name="T12" style:family="text">
      <style:text-properties style:font-name="Fira Code Retina" fo:font-size="9pt" fo:font-style="normal" fo:font-weight="normal" style:font-size-asian="9pt" style:font-style-asian="normal" style:font-weight-asian="normal"/>
    </style:style>
    <style:style style:name="T13" style:family="text">
      <style:text-properties officeooo:rsid="00078c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avid Vega</text:p>
      <text:p text:style-name="P8">CS 162</text:p>
      <text:p text:style-name="P18">Final Project Rise through the Ranks</text:p>
      <text:p text:style-name="P4"/>
      <text:p text:style-name="P3"/>
      <text:p text:style-name="P3">Design</text:p>
      <text:p text:style-name="P8"/>
      <text:p text:style-name="P23">For my final project I created a game called rise. <text:s/>The game is text based with a map that shows the user his/her location throughout the game. <text:s/>The objective is to build an army and lead it into territories to fight other armies. <text:s/>Not all territories are the same. <text:s/>Some require visas for entry and some, e.g the champions league, can only be entered with the 5 keys obtained from the other territories. The mercenary shop is where the user goes to hire mercenaries. </text:p>
      <text:p text:style-name="P23"/>
      <text:p text:style-name="P23">Movement from one territory, with or without an army of warriors, cost the user $1000. User starts with $600k to build an army. To enter europe or the west, the user needs a visa which can only be purchased in asia. <text:s/>The price of the visa can range anywhere from $1 to $50000 depending on demand. User has a backpack to store 3 items: keys, visas and cash. As the user spends or earns cash, the cash variable in the backpack increases and decreases. User starts with no keys or visas but as the game progresses the user adds those items to the backpack.</text:p>
      <text:p text:style-name="P23"/>
      <text:p text:style-name="P23">Once the user enters a territory, he/she is presented with the opportunity to fight or pay the army not to fight. User will be able to see the size of the army and they types of fighters before making that decision. E.g if user has an army of 10, 7 of them being navy seals and the enemy has an army of 5, all of them being GRU operatives, then it’s almost certain that the user will win. <text:s/>In that case it makes sense for the user to fight. <text:s/>However, <text:s/>if the reverse is true, then the user has the opportunity to pay off his enemy in order to not lose his/her keys and his army. <text:s/>Sometimes however, the price demanded by the enemy is too high and the user might just prefer to lose the battle. </text:p>
      <text:p text:style-name="P23"/>
      <text:p text:style-name="P23">User needs to be careful to always keep track of cash on hand. <text:s/>Paying a bribe to an official, a passage fee to an enemy army, a fine for trying to enter a terrritory without a visa, or basic travel from one territory or another, can deplete cash on hand without any safeguards. <text:s/>For example, if the user has 20k on hand and enters a territory and an enemy army demands 21k for safe passage, the user will lose the game if he/she accepts that fee. <text:s/>In that case it would make more sense to fight and take the chance that maybe he/she will win against the odds. </text:p>
      <text:p text:style-name="P23"/>
      <text:p text:style-name="P23">There are 4 types of fighters in the game: <text:s/><text:span text:style-name="T13">GRU spetsnas soldier, Chinese special operative, SAS operative and navy seal. <text:s/>Their power and price ranks in the same order, with the navy seal being the strongest and most expensive. Strength of fighters comes from their starting strength points, armor, defense tactics and attacking characteristics. Project 3 and Project 4 inspired this method of facing off fighters. An attack dice and defense dice allow chance to play a significant role in the outcome of battles. <text:s/>Therefore, while a navy seal might be superior in every way to a GRU soldier, the roll of the dice has the power to alter destiny. </text:span></text:p>
      <text:p text:style-name="P23"/>
      <text:p text:style-name="P24">The user will lead armies into all 5 territories. <text:s/>If the user wins he/she wins the key and an amount of money from the enemy’s coffers. <text:s/>The amount of money will be random within a range of 1 to 100k. If the user loses, he/she will lose a key to that territory. <text:s/>When the user takes all 5 keys from the 5 territories, he/she will be allowed to enter the final territory: champions league. In this territory the game is set to match the number of fighters the user has at the time. However, the odds are stacked in favor of a team that’s heavy with navy seals and SAS soldiers. <text:s/>Therefore, its best for the user to make <text:soft-page-break/>sure that an attack on this army is carried out by an army that’s of equal power. Losing in this territory isn’t an automatic loss. User will have the opportunity to fight again as long as he/she still has an army or money to build one. Keys will not be lost in the champions league territory. </text:p>
      <text:p text:style-name="P5"/>
      <text:p text:style-name="P5"/>
      <text:p text:style-name="P5"/>
      <text:p text:style-name="P6"/>
      <text:p text:style-name="P5"/>
      <text:p text:style-name="P9"/>
      <text:p text:style-name="P10"><text:tab/><text:tab/><text:tab/><text:tab/><text:tab/><text:tab/><text:span text:style-name="T1">Testing</text:span></text:p>
      <text:p text:style-name="P15"/>
      <text:p text:style-name="P14"/>
      <text:p text:style-name="P11"/>
      <text:p text:style-name="P11"/>
      <text:p text:style-name="P12">game setup</text:p>
      <table:table table:name="Table3" table:style-name="Table3">
        <table:table-column table:style-name="Table3.A"/>
        <table:table-column table:style-name="Table3.B"/>
        <table:table-column table:style-name="Table3.A"/>
        <table:table-column table:style-name="Table3.D"/>
        <table:table-column table:style-name="Table3.E"/>
        <table:table-row>
          <table:table-cell table:style-name="Table3.A1" office:value-type="string">
            <text:p text:style-name="P26">Test Case</text:p>
          </table:table-cell>
          <table:table-cell table:style-name="Table3.A1" office:value-type="string">
            <text:p text:style-name="P26">Input Values</text:p>
          </table:table-cell>
          <table:table-cell table:style-name="Table3.A1" office:value-type="string">
            <text:p text:style-name="P26">Driver functions</text:p>
          </table:table-cell>
          <table:table-cell table:style-name="Table3.A1" office:value-type="string">
            <text:p text:style-name="P26">Expected Outcomes</text:p>
          </table:table-cell>
          <table:table-cell table:style-name="Table3.E1" office:value-type="string">
            <text:p text:style-name="P26">Observed Outcomes</text:p>
          </table:table-cell>
        </table:table-row>
        <table:table-row>
          <table:table-cell table:style-name="Table3.A2" office:value-type="string">
            <text:p text:style-name="P33">6 spaces – 3 types</text:p>
          </table:table-cell>
          <table:table-cell table:style-name="Table3.A2" office:value-type="string">
            <text:p text:style-name="P19"><text:span text:style-name="T2">mercenaryShop </text:span><text:span text:style-name="T2">= </text:span><text:span text:style-name="T2">new </text:span><text:span text:style-name="T2">MercenaryShop</text:span><text:span text:style-name="T2">;</text:span><text:line-break/><text:span text:style-name="T2">west </text:span><text:span text:style-name="T2">= </text:span><text:span text:style-name="T2">new </text:span><text:span text:style-name="T2">WarZone</text:span><text:span text:style-name="T2">;</text:span><text:line-break/><text:span text:style-name="T2">east </text:span><text:span text:style-name="T2">= </text:span><text:span text:style-name="T2">new </text:span><text:span text:style-name="T2">WarZone</text:span><text:span text:style-name="T2">;</text:span><text:line-break/><text:span text:style-name="T2">asiaTrain </text:span><text:span text:style-name="T2">= </text:span><text:span text:style-name="T2">new </text:span><text:span text:style-name="T2">WarZone</text:span><text:span text:style-name="T2">;</text:span><text:line-break/><text:span text:style-name="T2">americasTrain </text:span><text:span text:style-name="T2">= </text:span><text:span text:style-name="T2">new </text:span><text:span text:style-name="T2">WarZone</text:span><text:span text:style-name="T2">;</text:span><text:line-break/><text:span text:style-name="T2">europeTrain </text:span><text:span text:style-name="T2">= </text:span><text:span text:style-name="T2">new </text:span><text:span text:style-name="T2">WarZone</text:span><text:span text:style-name="T2">;</text:span><text:line-break/><text:span text:style-name="T2">champLeague </text:span><text:span text:style-name="T2">= </text:span><text:span text:style-name="T2">new </text:span><text:span text:style-name="T2">Champions</text:span><text:span text:style-name="T2">;</text:span><text:line-break/><text:span text:style-name="T2">enemyTeam </text:span><text:span text:style-name="T2">= </text:span><text:span text:style-name="T2">new </text:span><text:span text:style-name="T2">WarZone</text:span><text:span text:style-name="T2">;</text:span></text:p>
            <text:p text:style-name="P19"/>
          </table:table-cell>
          <table:table-cell table:style-name="Table3.A2" office:value-type="string">
            <text:p text:style-name="P35">MercenaryShop</text:p>
            <text:p text:style-name="P35">WarZone</text:p>
            <text:p text:style-name="P35">Champions</text:p>
            <text:p text:style-name="P35"/>
            <text:p text:style-name="P35">all derive from Space class</text:p>
          </table:table-cell>
          <table:table-cell table:style-name="Table3.A2" office:value-type="string">
            <text:p text:style-name="P35">All spaces active with no errors or memory leaks</text:p>
          </table:table-cell>
          <table:table-cell table:style-name="Table3.E2" office:value-type="string">
            <text:p text:style-name="P35">All spaces active with no errors or memory leaks</text:p>
          </table:table-cell>
        </table:table-row>
        <table:table-row>
          <table:table-cell table:style-name="Table3.A2" office:value-type="string">
            <text:p text:style-name="P33">Each space pointing to correct space using 4 pointers</text:p>
          </table:table-cell>
          <table:table-cell table:style-name="Table3.A2" office:value-type="string">
            <text:p text:style-name="P35">Spaces all have 4 pointers. Spaces in the periphery might not use all pointers. Spaces in the middle do. </text:p>
          </table:table-cell>
          <table:table-cell table:style-name="Table3.A2" office:value-type="string">
            <text:p text:style-name="P35">move()</text:p>
          </table:table-cell>
          <table:table-cell table:style-name="Table3.A2" office:value-type="string">
            <text:p text:style-name="P35">Moving from one space to another is seamless and no errors are displayed when testing with valgrind</text:p>
          </table:table-cell>
          <table:table-cell table:style-name="Table3.E2" office:value-type="string">
            <text:p text:style-name="P35">Moving from one space to another is seamless and no errors are displayed when testing with valgrind</text:p>
          </table:table-cell>
        </table:table-row>
      </table:table>
      <text:p text:style-name="P15"/>
      <text:p text:style-name="P13">menu</text:p>
      <table:table table:name="Table2" table:style-name="Table2">
        <table:table-column table:style-name="Table2.A"/>
        <table:table-column table:style-name="Table2.B"/>
        <table:table-column table:style-name="Table2.A"/>
        <table:table-column table:style-name="Table2.D"/>
        <table:table-column table:style-name="Table2.E"/>
        <table:table-row>
          <table:table-cell table:style-name="Table2.A1" office:value-type="string">
            <text:p text:style-name="P28">Test Case</text:p>
          </table:table-cell>
          <table:table-cell table:style-name="Table2.A1" office:value-type="string">
            <text:p text:style-name="P28">Input Values</text:p>
          </table:table-cell>
          <table:table-cell table:style-name="Table2.A1" office:value-type="string">
            <text:p text:style-name="P28">Driver functions</text:p>
          </table:table-cell>
          <table:table-cell table:style-name="Table2.A1" office:value-type="string">
            <text:p text:style-name="P28">Expected Outcomes</text:p>
          </table:table-cell>
          <table:table-cell table:style-name="Table2.E1" office:value-type="string">
            <text:p text:style-name="P28">Observed Outcomes</text:p>
          </table:table-cell>
        </table:table-row>
        <table:table-row>
          <table:table-cell table:style-name="Table2.A2" office:value-type="string">
            <text:p text:style-name="P34">Game description</text:p>
          </table:table-cell>
          <table:table-cell table:style-name="Table2.A2" office:value-type="string">
            <text:p text:style-name="P35">User has to enter p to proceed</text:p>
          </table:table-cell>
          <table:table-cell table:style-name="Table2.A2" office:value-type="string">
            <text:p text:style-name="P35">getch()</text:p>
          </table:table-cell>
          <table:table-cell table:style-name="Table2.A2" office:value-type="string">
            <text:p text:style-name="P35">Description of game is displayed</text:p>
          </table:table-cell>
          <table:table-cell table:style-name="Table2.E2" office:value-type="string">
            <text:p text:style-name="P35">Description of game is displayed</text:p>
          </table:table-cell>
        </table:table-row>
        <table:table-row>
          <table:table-cell table:style-name="Table2.A2" office:value-type="string">
            <text:p text:style-name="P34">Game rules</text:p>
          </table:table-cell>
          <table:table-cell table:style-name="Table2.A2" office:value-type="string">
            <text:p text:style-name="P35">User has to enter p <text:soft-page-break/>to proceed</text:p>
          </table:table-cell>
          <table:table-cell table:style-name="Table2.A2" office:value-type="string">
            <text:p text:style-name="P35">getch()</text:p>
          </table:table-cell>
          <table:table-cell table:style-name="Table2.A2" office:value-type="string">
            <text:p text:style-name="P35">Rules are displayed</text:p>
          </table:table-cell>
          <table:table-cell table:style-name="Table2.E2" office:value-type="string">
            <text:p text:style-name="P35">Rules are displayed</text:p>
          </table:table-cell>
        </table:table-row>
        <table:table-row>
          <table:table-cell table:style-name="Table2.A2" office:value-type="string">
            <text:p text:style-name="P35">Start game or quit</text:p>
          </table:table-cell>
          <table:table-cell table:style-name="Table2.A2" office:value-type="string">
            <text:p text:style-name="P35">User has to enter p to proceed or q to quit</text:p>
          </table:table-cell>
          <table:table-cell table:style-name="Table2.A2" office:value-type="string">
            <text:p text:style-name="P35">getch()</text:p>
          </table:table-cell>
          <table:table-cell table:style-name="Table2.A2" office:value-type="string">
            <text:p text:style-name="P35">P proceeds to game, q quits without leaving memory leaks</text:p>
          </table:table-cell>
          <table:table-cell table:style-name="Table2.E2" office:value-type="string">
            <text:p text:style-name="P35">P proceeds to game, q quits without leaving memory leaks</text:p>
          </table:table-cell>
        </table:table-row>
      </table:table>
      <text:p text:style-name="P17"/>
      <text:p text:style-name="P12">interactions in spaces</text:p>
      <table:table table:name="Table1" table:style-name="Table1">
        <table:table-column table:style-name="Table1.A"/>
        <table:table-column table:style-name="Table1.B"/>
        <table:table-column table:style-name="Table1.A"/>
        <table:table-column table:style-name="Table1.D"/>
        <table:table-column table:style-name="Table1.E"/>
        <table:table-row>
          <table:table-cell table:style-name="Table1.A1" office:value-type="string">
            <text:p text:style-name="P27">Test Case</text:p>
          </table:table-cell>
          <table:table-cell table:style-name="Table1.A1" office:value-type="string">
            <text:p text:style-name="P27">Input Values</text:p>
          </table:table-cell>
          <table:table-cell table:style-name="Table1.A1" office:value-type="string">
            <text:p text:style-name="P27">Driver functions</text:p>
          </table:table-cell>
          <table:table-cell table:style-name="Table1.A1" office:value-type="string">
            <text:p text:style-name="P27">Expected Outcomes</text:p>
          </table:table-cell>
          <table:table-cell table:style-name="Table1.E1" office:value-type="string">
            <text:p text:style-name="P27">Observed Outcomes</text:p>
          </table:table-cell>
        </table:table-row>
        <table:table-row>
          <table:table-cell table:style-name="Table1.A2" office:value-type="string">
            <text:p text:style-name="P33">Pay fine</text:p>
          </table:table-cell>
          <table:table-cell table:style-name="Table1.A2" office:value-type="string">
            <text:p text:style-name="P31"/>
          </table:table-cell>
          <table:table-cell table:style-name="Table1.A2" office:value-type="string">
            <text:p text:style-name="P29"/>
          </table:table-cell>
          <table:table-cell table:style-name="Table1.A2" office:value-type="string">
            <text:p text:style-name="P31"/>
          </table:table-cell>
          <table:table-cell table:style-name="Table1.E2" office:value-type="string">
            <text:p text:style-name="P31"/>
          </table:table-cell>
        </table:table-row>
        <table:table-row>
          <table:table-cell table:style-name="Table1.A2" office:value-type="string">
            <text:p text:style-name="P33">fight</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E2" office:value-type="string">
            <text:p text:style-name="P31"/>
          </table:table-cell>
        </table:table-row>
        <table:table-row>
          <table:table-cell table:style-name="Table1.A2" office:value-type="string">
            <text:p text:style-name="P33">Random bribe 1/3 of the time required for entry</text:p>
          </table:table-cell>
          <table:table-cell table:style-name="Table1.A2" office:value-type="string">
            <text:p text:style-name="P36">Entered Americas territory. Bribe fee of $2770 was requested</text:p>
          </table:table-cell>
          <table:table-cell table:style-name="Table1.A2" office:value-type="string">
            <text:p text:style-name="P36">payEntry()</text:p>
          </table:table-cell>
          <table:table-cell table:style-name="Table1.A2" office:value-type="string">
            <text:p text:style-name="P36">P to pay r to refuse. Paid fee and amound was deducted from cash in backpack</text:p>
          </table:table-cell>
          <table:table-cell table:style-name="Table1.E2" office:value-type="string">
            <text:p text:style-name="P36">P to pay r to refuse. Paid fee and amound was deducted from cash in backpack</text:p>
          </table:table-cell>
        </table:table-row>
        <table:table-row>
          <table:table-cell table:style-name="Table1.A2" office:value-type="string">
            <text:p text:style-name="P36">No entry without warriors</text:p>
          </table:table-cell>
          <table:table-cell table:style-name="Table1.A2" office:value-type="string">
            <text:p text:style-name="P36">Attempted to enter asia territory without warriors</text:p>
          </table:table-cell>
          <table:table-cell table:style-name="Table1.A2" office:value-type="string">
            <text:p text:style-name="P36">play()</text:p>
          </table:table-cell>
          <table:table-cell table:style-name="Table1.A2" office:value-type="string">
            <text:p text:style-name="P20"><text:span text:style-name="T6">std</text:span><text:span text:style-name="T6">::cout </text:span><text:span text:style-name="T6">&lt;&lt; </text:span><text:span text:style-name="T6">"Make sure you have at least 1 warrior and that you "</text:span><text:line-break/><text:span text:style-name="T6"> <text:s text:c="12"/>"pay bribes to enter territory" </text:span><text:span text:style-name="T6">&lt;&lt; </text:span><text:span text:style-name="T6">std</text:span><text:span text:style-name="T6">::endl</text:span><text:span text:style-name="T6">;</text:span><text:line-break/><text:span text:style-name="T6">std</text:span><text:span text:style-name="T6">::cout </text:span><text:span text:style-name="T6">&lt;&lt; </text:span><text:span text:style-name="T6">"Enter [c] to continue"</text:span><text:span text:style-name="T6">;</text:span></text:p>
            <text:p text:style-name="P20"/>
          </table:table-cell>
          <table:table-cell table:style-name="Table1.E2" office:value-type="string">
            <text:p text:style-name="P20"><text:span text:style-name="T6">std</text:span><text:span text:style-name="T6">::cout </text:span><text:span text:style-name="T6">&lt;&lt; </text:span><text:span text:style-name="T6">"Make sure you have at least 1 warrior and that you "</text:span><text:line-break/><text:span text:style-name="T6"> <text:s text:c="12"/>"pay bribes to enter territory" </text:span><text:span text:style-name="T6">&lt;&lt; </text:span><text:span text:style-name="T6">std</text:span><text:span text:style-name="T6">::endl</text:span><text:span text:style-name="T6">;</text:span><text:line-break/><text:span text:style-name="T6">std</text:span><text:span text:style-name="T6">::cout </text:span><text:span text:style-name="T6">&lt;&lt; </text:span><text:span text:style-name="T6">"Enter [c] to continue"</text:span><text:span text:style-name="T6">;</text:span></text:p>
            <text:p text:style-name="P20"/>
          </table:table-cell>
        </table:table-row>
        <table:table-row>
          <table:table-cell table:style-name="Table1.A2" office:value-type="string">
            <text:p text:style-name="P33">Buy visa</text:p>
          </table:table-cell>
          <table:table-cell table:style-name="Table1.A2" office:value-type="string">
            <text:p text:style-name="P36">Asia territory only territory that sells visas</text:p>
          </table:table-cell>
          <table:table-cell table:style-name="Table1.A2" office:value-type="string">
            <text:p text:style-name="P36">WarSpace(). Prompts message offering to sell a visa only if that territory has a visa</text:p>
          </table:table-cell>
          <table:table-cell table:style-name="Table1.A2" office:value-type="string">
            <text:p text:style-name="P36">Asia territory offers a visa until the user buys it. <text:s/>After that the visa is no longer offered for sale.</text:p>
          </table:table-cell>
          <table:table-cell table:style-name="Table1.E2" office:value-type="string">
            <text:p text:style-name="P36">Asia territory offers a visa until the user buys it. <text:s/>After that the visa is no longer offered for sale.</text:p>
          </table:table-cell>
        </table:table-row>
        <table:table-row>
          <table:table-cell table:style-name="Table1.A2" office:value-type="string">
            <text:p text:style-name="P33">West regions require visa for entry</text:p>
          </table:table-cell>
          <table:table-cell table:style-name="Table1.A2" office:value-type="string">
            <text:p text:style-name="P36">Attempted to enter west without a visa</text:p>
          </table:table-cell>
          <table:table-cell table:style-name="Table1.A2" office:value-type="string">
            <text:p text:style-name="P36">play()</text:p>
          </table:table-cell>
          <table:table-cell table:style-name="Table1.A2" office:value-type="string">
            <text:p text:style-name="P31">You need a visa to enter this territory!</text:p>
            <text:p text:style-name="P31">Explore the territories until you find one that can provide you with a visa</text:p>
            <text:p text:style-name="P31">You've been fined $55639 for trying to enter this territory illegaly</text:p>
          </table:table-cell>
          <table:table-cell table:style-name="Table1.E2" office:value-type="string">
            <text:p text:style-name="P31">You need a visa to enter this territory!</text:p>
            <text:p text:style-name="P31">Explore the territories until you find one that can provide you with a visa</text:p>
            <text:p text:style-name="P31">You've been fined $55639 for trying to enter this territory illegaly</text:p>
          </table:table-cell>
        </table:table-row>
      </table:table>
      <text:p text:style-name="P16"/>
      <text:p text:style-name="P13">container(backback with items in it)</text:p>
      <table:table table:name="Table5" table:style-name="Table5">
        <table:table-column table:style-name="Table5.A"/>
        <table:table-column table:style-name="Table5.B"/>
        <table:table-column table:style-name="Table5.A"/>
        <table:table-column table:style-name="Table5.D"/>
        <table:table-column table:style-name="Table5.E"/>
        <table:table-row>
          <table:table-cell table:style-name="Table5.A1" office:value-type="string">
            <text:p text:style-name="P28">Test Case</text:p>
          </table:table-cell>
          <table:table-cell table:style-name="Table5.A1" office:value-type="string">
            <text:p text:style-name="P28">Input Values</text:p>
          </table:table-cell>
          <table:table-cell table:style-name="Table5.A1" office:value-type="string">
            <text:p text:style-name="P28">Driver functions</text:p>
          </table:table-cell>
          <table:table-cell table:style-name="Table5.A1" office:value-type="string">
            <text:p text:style-name="P28">Expected Outcomes</text:p>
          </table:table-cell>
          <table:table-cell table:style-name="Table5.E1" office:value-type="string">
            <text:p text:style-name="P28">Observed Outcomes</text:p>
          </table:table-cell>
        </table:table-row>
        <text:soft-page-break/>
        <table:table-row>
          <table:table-cell table:style-name="Table5.A2" office:value-type="string">
            <text:p text:style-name="P35">backpack</text:p>
          </table:table-cell>
          <table:table-cell table:style-name="Table5.A2" office:value-type="string">
            <text:p text:style-name="P21"><text:span text:style-name="T6">struct </text:span><text:span text:style-name="T6">backpack </text:span><text:span text:style-name="T6"><text:s/>items</text:span><text:line-break/><text:span text:style-name="T6">{</text:span><text:line-break/><text:span text:style-name="T6"> <text:s text:c="2"/></text:span><text:span text:style-name="T6">int </text:span><text:span text:style-name="T6">cash</text:span><text:span text:style-name="T6">, </text:span><text:span text:style-name="T6">keys</text:span><text:span text:style-name="T6">, </text:span><text:span text:style-name="T6">visa</text:span><text:span text:style-name="T6">;</text:span><text:line-break/><text:span text:style-name="T6">}</text:span><text:span text:style-name="T6">;</text:span></text:p>
            <text:p text:style-name="P21"/>
          </table:table-cell>
          <table:table-cell table:style-name="Table5.A2" office:value-type="string">
            <text:p text:style-name="P36">Backpack items;</text:p>
            <text:p text:style-name="P36">protected member variable of the game class</text:p>
          </table:table-cell>
          <table:table-cell table:style-name="Table5.A2" office:value-type="string">
            <text:p text:style-name="P36">Cash, keys and visa all can hold values that can be manipulated. e.g. items.cash += 100</text:p>
          </table:table-cell>
          <table:table-cell table:style-name="Table5.E2" office:value-type="string">
            <text:p text:style-name="P36">Cash, keys and visa all can hold values that can be manipulated. e.g. items.cash += 100</text:p>
          </table:table-cell>
        </table:table-row>
        <table:table-row>
          <table:table-cell table:style-name="Table5.A2" office:value-type="string">
            <text:p text:style-name="P35">visa</text:p>
          </table:table-cell>
          <table:table-cell table:style-name="Table5.A2" office:value-type="string">
            <text:p text:style-name="P36">Purchased visa from asia territory and it was added to backpack container items</text:p>
          </table:table-cell>
          <table:table-cell table:style-name="Table5.A2" office:value-type="string">
            <text:p text:style-name="P22"><text:span text:style-name="T6">struct </text:span><text:span text:style-name="T6">backpack </text:span><text:span text:style-name="T6"><text:s/>items</text:span><text:line-break/><text:span text:style-name="T6">{</text:span><text:line-break/><text:span text:style-name="T6"> <text:s text:c="2"/></text:span><text:span text:style-name="T6">int </text:span><text:span text:style-name="T6">cash</text:span><text:span text:style-name="T6">, </text:span><text:span text:style-name="T6">keys</text:span><text:span text:style-name="T6">, </text:span><text:span text:style-name="T6">visa</text:span><text:span text:style-name="T6">;</text:span><text:line-break/><text:span text:style-name="T6">}</text:span><text:span text:style-name="T6">;</text:span></text:p>
          </table:table-cell>
          <table:table-cell table:style-name="Table5.A2" office:value-type="string">
            <text:p text:style-name="P37">Visa was added to backpack and taken away from territory</text:p>
          </table:table-cell>
          <table:table-cell table:style-name="Table5.E2" office:value-type="string">
            <text:p text:style-name="P37">Visa was added to backpack and taken away from territory</text:p>
          </table:table-cell>
        </table:table-row>
        <table:table-row>
          <table:table-cell table:style-name="Table5.A2" office:value-type="string">
            <text:p text:style-name="P35">keys</text:p>
          </table:table-cell>
          <table:table-cell table:style-name="Table5.A2" office:value-type="string">
            <text:p text:style-name="P37">Defeated army in americas and took their key</text:p>
          </table:table-cell>
          <table:table-cell table:style-name="Table5.A2" office:value-type="string">
            <text:p text:style-name="P22"><text:span text:style-name="T6">struct </text:span><text:span text:style-name="T6">backpack </text:span><text:span text:style-name="T6"><text:s/>items</text:span><text:line-break/><text:span text:style-name="T6">{</text:span><text:line-break/><text:span text:style-name="T6"> <text:s text:c="2"/></text:span><text:span text:style-name="T6">int </text:span><text:span text:style-name="T6">cash</text:span><text:span text:style-name="T6">, </text:span><text:span text:style-name="T6">keys</text:span><text:span text:style-name="T6">, </text:span><text:span text:style-name="T6">visa</text:span><text:span text:style-name="T6">;</text:span><text:line-break/><text:span text:style-name="T6">}</text:span><text:span text:style-name="T6">;</text:span></text:p>
          </table:table-cell>
          <table:table-cell table:style-name="Table5.A2" office:value-type="string">
            <text:p text:style-name="P37">Defeated army in americas and took their key</text:p>
          </table:table-cell>
          <table:table-cell table:style-name="Table5.E2" office:value-type="string">
            <text:p text:style-name="P37">Defeated army in americas and took their key</text:p>
          </table:table-cell>
        </table:table-row>
        <table:table-row>
          <table:table-cell table:style-name="Table5.A2" office:value-type="string">
            <text:p text:style-name="P35">cash</text:p>
          </table:table-cell>
          <table:table-cell table:style-name="Table5.A2" office:value-type="string">
            <text:p text:style-name="P37">Cash increase and decrease by moving territories</text:p>
          </table:table-cell>
          <table:table-cell table:style-name="Table5.A2" office:value-type="string">
            <text:p text:style-name="P22"><text:span text:style-name="T6">struct </text:span><text:span text:style-name="T6">backpack </text:span><text:span text:style-name="T6"><text:s/>items</text:span><text:line-break/><text:span text:style-name="T6">{</text:span><text:line-break/><text:span text:style-name="T6"> <text:s text:c="2"/></text:span><text:span text:style-name="T6">int </text:span><text:span text:style-name="T6">cash</text:span><text:span text:style-name="T6">, </text:span><text:span text:style-name="T6">keys</text:span><text:span text:style-name="T6">, </text:span><text:span text:style-name="T6">visa</text:span><text:span text:style-name="T6">;</text:span><text:line-break/><text:span text:style-name="T6">}</text:span><text:span text:style-name="T6">;</text:span></text:p>
          </table:table-cell>
          <table:table-cell table:style-name="Table5.A2" office:value-type="string">
            <text:p text:style-name="P37">Cash increase and decrease by moving territories</text:p>
          </table:table-cell>
          <table:table-cell table:style-name="Table5.E2" office:value-type="string">
            <text:p text:style-name="P37">Cash increase and decrease by moving territories</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A2" office:value-type="string">
            <text:p text:style-name="P30"/>
          </table:table-cell>
          <table:table-cell table:style-name="Table5.A2" office:value-type="string">
            <text:p text:style-name="P32"/>
          </table:table-cell>
          <table:table-cell table:style-name="Table5.E2" office:value-type="string">
            <text:p text:style-name="P32"/>
          </table:table-cell>
        </table:table-row>
      </table:table>
      <text:p text:style-name="P13">step limit</text:p>
      <table:table table:name="Table4" table:style-name="Table4">
        <table:table-column table:style-name="Table4.A"/>
        <table:table-column table:style-name="Table4.B"/>
        <table:table-column table:style-name="Table4.A"/>
        <table:table-column table:style-name="Table4.D"/>
        <table:table-column table:style-name="Table4.E"/>
        <table:table-row>
          <table:table-cell table:style-name="Table4.A1" office:value-type="string">
            <text:p text:style-name="P28">Test Case</text:p>
          </table:table-cell>
          <table:table-cell table:style-name="Table4.A1" office:value-type="string">
            <text:p text:style-name="P28">Input Values</text:p>
          </table:table-cell>
          <table:table-cell table:style-name="Table4.A1" office:value-type="string">
            <text:p text:style-name="P28">Driver functions</text:p>
          </table:table-cell>
          <table:table-cell table:style-name="Table4.A1" office:value-type="string">
            <text:p text:style-name="P28">Expected Outcomes</text:p>
          </table:table-cell>
          <table:table-cell table:style-name="Table4.E1" office:value-type="string">
            <text:p text:style-name="P28">Observed Outcomes</text:p>
          </table:table-cell>
        </table:table-row>
        <table:table-row>
          <table:table-cell table:style-name="Table4.A2" office:value-type="string">
            <text:p text:style-name="P34">Cost of travel</text:p>
          </table:table-cell>
          <table:table-cell table:style-name="Table4.A2" office:value-type="string">
            <text:p text:style-name="P37">$1000 cost to move from one territory to another</text:p>
          </table:table-cell>
          <table:table-cell table:style-name="Table4.A2" office:value-type="string">
            <text:p text:style-name="P37">move()</text:p>
          </table:table-cell>
          <table:table-cell table:style-name="Table4.A2" office:value-type="string">
            <text:p text:style-name="P37">Cash decreases $1000 with every move</text:p>
          </table:table-cell>
          <table:table-cell table:style-name="Table4.E2" office:value-type="string">
            <text:p text:style-name="P37">Cash decreases $1000 with every move</text:p>
          </table:table-cell>
        </table:table-row>
        <table:table-row>
          <table:table-cell table:style-name="Table4.A2" office:value-type="string">
            <text:p text:style-name="P34">Money loss when losing battle</text:p>
          </table:table-cell>
          <table:table-cell table:style-name="Table4.A2" office:value-type="string">
            <text:p text:style-name="P37">Lose 3k with every battle lost</text:p>
          </table:table-cell>
          <table:table-cell table:style-name="Table4.A2" office:value-type="string">
            <text:p text:style-name="P37">fight()</text:p>
          </table:table-cell>
          <table:table-cell table:style-name="Table4.A2" office:value-type="string">
            <text:p text:style-name="P37">Lost battle, cash deducted from backpack</text:p>
          </table:table-cell>
          <table:table-cell table:style-name="Table4.E2" office:value-type="string">
            <text:p text:style-name="P37">Lost battle, cash deducted from backpack</text:p>
          </table:table-cell>
        </table:table-row>
        <table:table-row>
          <table:table-cell table:style-name="Table4.A2" office:value-type="string">
            <text:p text:style-name="P34">Money loss when entering territory without visa</text:p>
          </table:table-cell>
          <table:table-cell table:style-name="Table4.A2" office:value-type="string">
            <text:p text:style-name="P37">Attempted to enter europe without a visa</text:p>
          </table:table-cell>
          <table:table-cell table:style-name="Table4.A2" office:value-type="string">
            <text:p text:style-name="P37">play()</text:p>
          </table:table-cell>
          <table:table-cell table:style-name="Table4.A2" office:value-type="string">
            <text:p text:style-name="P32">You need a visa to enter this territory!</text:p>
            <text:p text:style-name="P32">Explore the territories until you find one that can provide you with a visa</text:p>
            <text:p text:style-name="P32">You've been fined $5764 for trying to enter this territory illegaly</text:p>
          </table:table-cell>
          <table:table-cell table:style-name="Table4.E2" office:value-type="string">
            <text:p text:style-name="P32">You need a visa to enter this territory!</text:p>
            <text:p text:style-name="P32">Explore the territories until you find one that can provide you with a visa</text:p>
            <text:p text:style-name="P32">You've been fined $5764 for trying to enter this territory illegaly</text:p>
          </table:table-cell>
        </table:table-row>
        <table:table-row>
          <table:table-cell table:style-name="Table4.A2" office:value-type="string">
            <text:p text:style-name="P34">Game over when player has no fighters and has insufficient funds <text:soft-page-break/>to hire more</text:p>
          </table:table-cell>
          <table:table-cell table:style-name="Table4.A2" office:value-type="string">
            <text:p text:style-name="P38">Moved around until money was less than 10k and I had no warriors</text:p>
          </table:table-cell>
          <table:table-cell table:style-name="Table4.A2" office:value-type="string">
            <text:p text:style-name="P38">Move()</text:p>
            <text:p text:style-name="P38">play()</text:p>
          </table:table-cell>
          <table:table-cell table:style-name="Table4.A2" office:value-type="string">
            <text:p text:style-name="P38">When money drops below 10k and I dont have any warriors the game <text:soft-page-break/>should end</text:p>
          </table:table-cell>
          <table:table-cell table:style-name="Table4.E2" office:value-type="string">
            <text:p text:style-name="P38">Game ends when cash drops below 10k and I dont have any warriors</text:p>
          </table:table-cell>
        </table:table-row>
        <table:table-row>
          <table:table-cell table:style-name="Table4.A2" office:value-type="string">
            <text:p text:style-name="P38">Memory leaks</text:p>
          </table:table-cell>
          <table:table-cell table:style-name="Table4.A2" office:value-type="string">
            <text:p text:style-name="P38">Completed game testing. </text:p>
          </table:table-cell>
          <table:table-cell table:style-name="Table4.A2" office:value-type="string">
            <text:p text:style-name="P38">All functions tested</text:p>
          </table:table-cell>
          <table:table-cell table:style-name="Table4.A2" office:value-type="string">
            <text:p text:style-name="P32">HEAP SUMMARY:</text:p>
            <text:p text:style-name="P32">==6422== <text:s text:c="4"/>in use at exit: 0 bytes in 0 blocks</text:p>
            <text:p text:style-name="P32">==6422== <text:s text:c="2"/>total heap usage: 3,009 allocs, 3,009 frees, 318,644 bytes allocated</text:p>
            <text:p text:style-name="P32">==6422== </text:p>
            <text:p text:style-name="P32">==6422== All heap blocks were freed -- no leaks are possible</text:p>
            <text:p text:style-name="P32">==6422== </text:p>
            <text:p text:style-name="P32">==6422== For counts of detected and suppressed errors, rerun with: -v</text:p>
            <text:p text:style-name="P32">==6422== ERROR SUMMARY: 0 errors from 0 contexts (suppressed: 0 from 0)</text:p>
          </table:table-cell>
          <table:table-cell table:style-name="Table4.E2" office:value-type="string">
            <text:p text:style-name="P32">HEAP SUMMARY:</text:p>
            <text:p text:style-name="P32">==6422== <text:s text:c="4"/>in use at exit: 0 bytes in 0 blocks</text:p>
            <text:p text:style-name="P32">==6422== <text:s text:c="2"/>total heap usage: 3,009 allocs, 3,009 frees, 318,644 bytes allocated</text:p>
            <text:p text:style-name="P32">==6422== </text:p>
            <text:p text:style-name="P32">==6422== All heap blocks were freed -- no leaks are possible</text:p>
            <text:p text:style-name="P32">==6422== </text:p>
            <text:p text:style-name="P32">==6422== For counts of detected and suppressed errors, rerun with: -v</text:p>
            <text:p text:style-name="P32">==6422== ERROR SUMMARY: 0 errors from 0 contexts (suppressed: 0 from 0)</text:p>
          </table:table-cell>
        </table:table-row>
      </table:table>
      <text:p text:style-name="P2"/>
      <text:p text:style-name="P1"/>
      <text:p text:style-name="P1"/>
      <text:p text:style-name="P7">Reflection</text:p>
      <text:p text:style-name="P7"/>
      <text:p text:style-name="P25">In this project I incorporated pieces of everything I learned in this program. I used a queue class to hold teams of fighters, a struct as a container for the user to hold items and a space class with three derived classes to simulate territories. <text:s/>The pointers in each space class allowed me to link them and turn them into one larger space that the user could navigate in. <text:s/>This concept was fascinating to me. <text:s/>When we first learned about linked lists we were only linking numbers. <text:s/>Linking spaces shows the true power of the concept. </text:p>
      <text:p text:style-name="P25"/>
      <text:p text:style-name="P25">Thank you for the effort you put into helping me learn C++. <text:s/>It’s much appreciate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ira Code Retina" svg:font-family="'Fira Code Retin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10:25:06.720920806</meta:creation-date>
    <dc:date>2019-06-10T11:57:14.829416541</dc:date>
    <meta:editing-duration>PT13M26S</meta:editing-duration>
    <meta:editing-cycles>3</meta:editing-cycles>
    <meta:generator>LibreOffice/6.2.3.2$Linux_X86_64 LibreOffice_project/20$Build-2</meta:generator>
    <meta:document-statistic meta:table-count="5" meta:image-count="0" meta:object-count="0" meta:page-count="5" meta:paragraph-count="163" meta:word-count="1838" meta:character-count="10313" meta:non-whitespace-character-count="8539"/>
  </office:meta>
</office:document-meta>
</file>